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napanda8@Tlab8:~$ cd Documents/</text:p>
      <text:p text:style-name="Standard">tunapanda8@Tlab8:~/Documents$ cd my-first-project/</text:p>
      <text:p text:style-name="P1">tunapanda8@Tlab8:~/Documents/my-first-project$ git init</text:p>
      <text:p text:style-name="Standard">Initialized empty Git repository in /home/tunapanda8/Documents/my-first-project/.git/</text:p>
      <text:p text:style-name="Standard"><text:span text:style-name="T1">tunapanda8@Tlab8:~/Documents/my-first-project$ git remote add origin</text:span> https://github.com/keemerastus/my-first-project.git</text:p>
      <text:p text:style-name="P1">tunapanda8@Tlab8:~/Documents/my-first-project$ git pull origin main</text:p>
      <text:p text:style-name="Standard">remote: Enumerating objects: 4, done.</text:p>
      <text:p text:style-name="Standard">remote: Counting objects: 100% (4/4), done.</text:p>
      <text:p text:style-name="Standard">remote: Compressing objects: 100% (3/3), done.</text:p>
      <text:p text:style-name="Standard">remote: Total 4 (delta 0), reused 0 (delta 0), pack-reused 0</text:p>
      <text:p text:style-name="Standard">Unpacking objects: 100% (4/4), done.</text:p>
      <text:p text:style-name="Standard">From https://github.com/keemerastus/my-first-project</text:p>
      <text:p text:style-name="Standard"><text:s/>* branch <text:s text:c="11"/>main <text:s text:c="6"/>-&gt; FETCH_HEAD</text:p>
      <text:p text:style-name="Standard"><text:s/>* [new branch] <text:s text:c="5"/>main <text:s text:c="6"/>-&gt; origin/main</text:p>
      <text:p text:style-name="P1">tunapanda8@Tlab8:~/Documents/my-first-project$ ls</text:p>
      <text:p text:style-name="Standard">css <text:s/>index.html <text:s/>LICENSE <text:s/>README.md</text:p>
      <text:p text:style-name="P1">tunapanda8@Tlab8:~/Documents/my-first-project$ git config --global user.email "keemerastus6@gmail.com"</text:p>
      <text:p text:style-name="P1">tunapanda8@Tlab8:~/Documents/my-first-project$ git add css index.html </text:p>
      <text:p text:style-name="P1">tunapanda8@Tlab8:~/Documents/my-first-project$ git commit -m "first commit"</text:p>
      <text:p text:style-name="Standard">[master 3924628] first commit</text:p>
      <text:p text:style-name="Standard"><text:s/>2 files changed, 0 insertions(+), 0 deletions(-)</text:p>
      <text:p text:style-name="Standard"><text:s/>create mode 100644 css/style.css</text:p>
      <text:p text:style-name="Standard"><text:s/>create mode 100644 index.html</text:p>
      <text:p text:style-name="Standard"><text:span text:style-name="T1">tunapanda8@Tlab8:~/Documents/my-first-project$ git push origin</text:span> </text:p>
      <text:p text:style-name="Standard">fatal: The current branch master has no upstream branch.</text:p>
      <text:p text:style-name="Standard">To push the current branch and set the remote as upstream, use</text:p>
      <text:p text:style-name="Standard"/>
      <text:p text:style-name="Standard"><text:s text:c="4"/>git push --set-upstream origin master</text:p>
      <text:p text:style-name="Standard"/>
      <text:p text:style-name="P1">tunapanda8@Tlab8:~/Documents/my-first-project$ git push --set-upstream origin master</text:p>
      <text:p text:style-name="Standard">Username for 'https://github.com': keemerastus</text:p>
      <text:p text:style-name="Standard">Password for 'https://keemerastus@github.com': </text:p>
      <text:p text:style-name="Standard">Counting objects: 4, done.</text:p>
      <text:p text:style-name="Standard">Delta compression using up to 4 threads.</text:p>
      <text:p text:style-name="Standard">Compressing objects: 100% (2/2), done.</text:p>
      <text:p text:style-name="Standard">Writing objects: 100% (4/4), 380 bytes | 380.00 KiB/s, done.</text:p>
      <text:p text:style-name="Standard">Total 4 (delta 0), reused 0 (delta 0)</text:p>
      <text:p text:style-name="Standard">remote: </text:p>
      <text:p text:style-name="Standard">remote: Create a pull request for 'master' on GitHub by visiting:</text:p>
      <text:p text:style-name="Standard">remote: <text:s text:c="5"/>https://github.com/keemerastus/my-first-project/pull/new/master</text:p>
      <text:p text:style-name="Standard">remote: </text:p>
      <text:p text:style-name="Standard">To https://github.com/keemerastus/my-first-project.git</text:p>
      <text:p text:style-name="Standard"><text:s/>* [new branch] <text:s text:c="5"/>master -&gt; master</text:p>
      <text:p text:style-name="Standard">Branch 'master' set up to track remote branch 'master' from 'origin'.</text:p>
      <text:p text:style-name="Standard">tunapanda8@Tlab8:~/Documents/my-first-project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3:10:15.048245495</meta:creation-date>
    <dc:date>2021-02-15T16:25:39.688782806</dc:date>
    <meta:editing-duration>PT4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3" meta:word-count="229" meta:character-count="2211" meta:non-whitespace-character-count="1971"/>
  </office:meta>
</office:document-meta>
</file>